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5715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26806in" svg:height="2.53681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Picture 3" text:anchor-type="as-char" svg:x="0in" svg:y="0in" svg:width="3.61458in" svg:height="3.875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Carroll</meta:initial-creator>
    <dc:creator>Sarah Carroll</dc:creator>
    <meta:creation-date>2018-11-07T13:44:00Z</meta:creation-date>
    <dc:date>2018-11-07T13:47:00Z</dc:date>
    <meta:template xlink:href="Normal" xlink:type="simple"/>
    <meta:editing-cycles>1</meta:editing-cycles>
    <meta:editing-duration>PT180S</meta:editing-duration>
    <meta:document-statistic meta:page-count="2" meta:paragraph-count="1" meta:word-count="1" meta:character-count="7" meta:row-count="1" meta:non-whitespace-character-count="7"/>
  </office:meta>
</office:document-meta>
</file>